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20000008000002470000022DF5987432.svm"/>
  <manifest:file-entry manifest:media-type="" manifest:full-path="Pictures/2000000800001C1E00001580C0C81595.svm"/>
  <manifest:file-entry manifest:media-type="" manifest:full-path="Pictures/2000000800003B6F000014C7BD44ECEA.svm"/>
  <manifest:file-entry manifest:media-type="" manifest:full-path="Pictures/2000000800003E6E0000154B2A71537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Unicode MS" svg:font-family="'Arial Unicode MS'"/>
    <style:font-face style:name="Arial" svg:font-family="Arial, sans-serif"/>
    <style:font-face style:name="Tahoma1" svg:font-family="Tahoma"/>
    <style:font-face style:name="Times New Roman1" svg:font-family="'Times New Roman', serif"/>
    <style:font-face style:name="Arial Unicode MS1"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office:font-face-decls>
  <office:automatic-styles>
    <style:style style:name="P1" style:family="paragraph" style:parent-style-name="Contents_20_Heading" style:master-page-name="Standard"/>
    <style:style style:name="P2" style:family="paragraph" style:parent-style-name="Contents_20_1">
      <style:paragraph-properties>
        <style:tab-stops/>
      </style:paragraph-properties>
    </style:style>
    <style:style style:name="P3" style:family="paragraph" style:parent-style-name="Contents_20_2">
      <style:paragraph-properties>
        <style:tab-stops/>
      </style:paragraph-properties>
    </style:style>
    <style:style style:name="P4" style:family="paragraph" style:parent-style-name="Heading_20_1">
      <style:paragraph-properties fo:margin-top="0cm" fo:margin-bottom="0.499cm"/>
    </style:style>
    <style:style style:name="P5" style:family="paragraph" style:parent-style-name="Heading_20_2">
      <style:paragraph-properties fo:margin-top="0cm" fo:margin-bottom="0.499cm"/>
    </style:style>
    <style:style style:name="P6" style:family="paragraph" style:parent-style-name="Text_20_body">
      <style:paragraph-properties fo:margin-top="0cm" fo:margin-bottom="0cm" fo:text-align="justify" style:justify-single-word="false"/>
    </style:style>
    <style:style style:name="P7" style:family="paragraph" style:parent-style-name="Text_20_body">
      <style:paragraph-properties fo:margin-top="0cm" fo:margin-bottom="0cm"/>
    </style:style>
    <style:style style:name="P8" style:family="paragraph" style:parent-style-name="Text_20_body" style:master-page-name="">
      <style:paragraph-properties fo:margin-top="0cm" fo:margin-bottom="0cm" fo:line-height="150%" fo:text-align="center" style:justify-single-word="false" fo:break-before="auto" fo:break-after="auto" fo:keep-with-next="auto"/>
    </style:style>
    <style:style style:name="P9" style:family="paragraph" style:parent-style-name="Text_20_body">
      <style:paragraph-properties fo:margin-top="0cm" fo:margin-bottom="0cm"/>
      <style:text-properties fo:background-color="transparent"/>
    </style:style>
    <style:style style:name="P10" style:family="paragraph" style:parent-style-name="Text_20_body" style:list-style-name="L2">
      <style:paragraph-properties fo:margin-top="0cm" fo:margin-bottom="0cm"/>
      <style:text-properties fo:background-color="transparent"/>
    </style:style>
    <style:style style:name="P11" style:family="paragraph" style:parent-style-name="Text_20_body">
      <style:paragraph-properties fo:margin-top="0cm" fo:margin-bottom="0cm" fo:text-align="justify" style:justify-single-word="false"/>
      <style:text-properties fo:background-color="transparent"/>
    </style:style>
    <style:style style:name="P12" style:family="paragraph" style:parent-style-name="Heading_20_2">
      <style:paragraph-properties fo:margin-top="0cm" fo:margin-bottom="0.499cm"/>
      <style:text-properties fo:background-color="transparent"/>
    </style:style>
    <style:style style:name="P13" style:family="paragraph" style:parent-style-name="Text_20_body">
      <style:paragraph-properties fo:margin-top="0cm" fo:margin-bottom="0cm" fo:line-height="200%" fo:text-align="center" style:justify-single-word="false" fo:keep-together="always"/>
      <style:text-properties fo:background-color="transparent"/>
    </style:style>
    <style:style style:name="P14" style:family="paragraph" style:parent-style-name="Text_20_body" style:master-page-name="">
      <style:paragraph-properties fo:margin-top="0cm" fo:margin-bottom="0cm" fo:widows="0" fo:break-before="auto" fo:break-after="auto" fo:keep-with-next="auto"/>
      <style:text-properties style:font-name="Arial" fo:font-size="12pt" fo:background-color="transparent"/>
    </style:style>
    <style:style style:name="P15" style:family="paragraph" style:parent-style-name="Text_20_body">
      <style:paragraph-properties fo:margin-top="0cm" fo:margin-bottom="0cm" fo:widows="0" fo:keep-with-next="auto"/>
      <style:text-properties style:font-name="Arial" fo:font-size="12pt" fo:background-color="transparent"/>
    </style:style>
    <style:style style:name="P16" style:family="paragraph" style:parent-style-name="Text_20_body">
      <style:paragraph-properties fo:margin-top="0cm" fo:margin-bottom="0cm" fo:line-height="200%" fo:text-align="center" style:justify-single-word="false"/>
      <style:text-properties fo:background-color="transparent"/>
    </style:style>
    <style:style style:name="P17" style:family="paragraph" style:parent-style-name="Text_20_body">
      <style:paragraph-properties fo:text-align="justify" style:justify-single-word="false"/>
      <style:text-properties style:font-name="Arial" fo:background-color="transparent"/>
    </style:style>
    <style:style style:name="P18" style:family="paragraph" style:parent-style-name="Standard">
      <style:text-properties style:font-name="Arial1" fo:font-size="12pt" fo:font-style="italic" fo:background-color="transparent" style:font-size-asian="12pt" style:font-style-asian="italic" style:font-size-complex="12pt" style:font-style-complex="italic"/>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0" fo:column-gap="0cm"/>
      </style:section-properties>
    </style:style>
    <style:style style:name="Sect2" style:family="section">
      <style:section-properties style:editable="false">
        <style:columns fo:column-count="0" fo:column-gap="0cm"/>
      </style:section-properties>
    </style:style>
    <text:list-style style:name="L1">
      <text:list-level-style-number text:level="1" style:num-suffix=" - " style:num-format="1" text:start-value="6"/>
      <text:list-level-style-number text:level="2" style:num-suffix=" - " style:num-format="1" text:start-value="6" text:display-levels="2"/>
      <text:list-level-style-number text:level="3" style:num-suffix=" - " style:num-format="1" text:start-value="6" text:display-levels="3"/>
      <text:list-level-style-number text:level="4" style:num-suffix=" - " style:num-format="1" text:start-value="6" text:display-levels="4"/>
      <text:list-level-style-number text:level="5" style:num-suffix=" - " style:num-format="1" text:start-value="6" text:display-levels="5"/>
      <text:list-level-style-number text:level="6" style:num-suffix=" - " style:num-format="1" text:start-value="6" text:display-levels="6"/>
      <text:list-level-style-number text:level="7" style:num-suffix=" - " style:num-format="1" text:start-value="6" text:display-levels="7"/>
      <text:list-level-style-number text:level="8" style:num-suffix=" - " style:num-format="1" text:start-value="6" text:display-levels="8"/>
      <text:list-level-style-number text:level="9" style:num-suffix=" - " style:num-format="1" text:start-value="6" text:display-levels="9"/>
      <text:list-level-style-number text:level="10" style:num-suffix=" - " style:num-format="1" text:start-value="6" text:display-levels="10"/>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able of Contents1">
        <text:table-of-content text:style-name="Sect2" text:protected="true" text:name="Table des matières1">
          <text:table-of-content-source text:outline-level="10">
            <text:index-title-template text:style-name="Contents_20_Heading">Inhalt:</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5f_5f_5f_5f_5f_5f_5f_20_5f_5f_5f_5f_5f_5f_5f_3">
              <text:index-entry-link-start/>
              <text:index-entry-chapter/>
              <text:index-entry-text/>
              <text:index-entry-link-end/>
            </text:table-of-content-entry-template>
            <text:table-of-content-entry-template text:outline-level="4" text:style-name="Contents_5f_5f_5f_5f_5f_5f_5f_20_5f_5f_5f_5f_5f_5f_5f_4">
              <text:index-entry-link-start/>
              <text:index-entry-chapter/>
              <text:index-entry-text/>
              <text:index-entry-link-end/>
            </text:table-of-content-entry-template>
            <text:table-of-content-entry-template text:outline-level="5" text:style-name="Contents_5f_5f_5f_5f_5f_5f_5f_20_5f_5f_5f_5f_5f_5f_5f_5">
              <text:index-entry-link-start/>
              <text:index-entry-chapter/>
              <text:index-entry-text/>
              <text:index-entry-link-end/>
            </text:table-of-content-entry-template>
            <text:table-of-content-entry-template text:outline-level="6" text:style-name="Contents_5f_5f_5f_5f_5f_5f_5f_20_5f_5f_5f_5f_5f_5f_5f_6">
              <text:index-entry-link-start/>
              <text:index-entry-chapter/>
              <text:index-entry-text/>
              <text:index-entry-link-end/>
            </text:table-of-content-entry-template>
            <text:table-of-content-entry-template text:outline-level="7" text:style-name="Contents_5f_5f_5f_5f_5f_5f_5f_20_5f_5f_5f_5f_5f_5f_5f_7">
              <text:index-entry-link-start/>
              <text:index-entry-chapter/>
              <text:index-entry-text/>
              <text:index-entry-link-end/>
            </text:table-of-content-entry-template>
            <text:table-of-content-entry-template text:outline-level="8" text:style-name="Contents_5f_5f_5f_5f_5f_5f_5f_20_5f_5f_5f_5f_5f_5f_5f_8">
              <text:index-entry-link-start/>
              <text:index-entry-chapter/>
              <text:index-entry-text/>
              <text:index-entry-link-end/>
            </text:table-of-content-entry-template>
            <text:table-of-content-entry-template text:outline-level="9" text:style-name="Contents_5f_5f_5f_5f_5f_5f_5f_20_5f_5f_5f_5f_5f_5f_5f_9">
              <text:index-entry-link-start/>
              <text:index-entry-chapter/>
              <text:index-entry-text/>
              <text:index-entry-link-end/>
            </text:table-of-content-entry-template>
            <text:table-of-content-entry-template text:outline-level="10" text:style-name="Contents_5f_5f_5f_5f_5f_5f_5f_20_5f_5f_5f_5f_5f_5f_5f_10">
              <text:index-entry-link-start/>
              <text:index-entry-chapter/>
              <text:index-entry-text/>
              <text:index-entry-link-end/>
            </text:table-of-content-entry-template>
          </text:table-of-content-source>
          <text:index-body>
            <text:index-title text:style-name="Sect2" text:name="Table des matières1_Head">
              <text:p text:style-name="P1">Inhalt:</text:p>
            </text:index-title>
            <text:p text:style-name="P2"><text:a xlink:type="simple" xlink:href="#1.Automatische%20Bauteilklassifizierung%20und%20Bezeichnung.%7Coutline">6 - Automatische Bauteilklassifizierung und Bezeichnung.</text:a></text:p>
            <text:p text:style-name="P3"><text:a xlink:type="simple" xlink:href="#1.1.Funktion.%7Coutline">6.6 - Funktion.</text:a></text:p>
            <text:p text:style-name="P3"><text:a xlink:type="simple" xlink:href="#1.2.Beispiel.%7Coutline">6.7 - Beispiel.</text:a></text:p>
          </text:index-body>
        </text:table-of-content>
        <text:p text:style-name="Text_20_body"/>
      </text:section>
      <text:h text:style-name="P4" text:outline-level="1">Automatische Bauteilklassifizierung und Bezeichnung.</text:h>
      <text:h text:style-name="P5" text:outline-level="2">Funktion.</text:h>
      <text:p text:style-name="P6">Dieses (Werkezug <draw:frame draw:style-name="fr1" draw:name="Graphic21" text:anchor-type="as-char" svg:width="0.584cm" svg:height="0.556cm" draw:z-index="0"><draw:image xlink:href="Pictures/20000008000002470000022DF5987432.svm" xlink:type="simple" xlink:show="embed" xlink:actuate="onLoad"/></draw:frame>) erlaubt eine automatische Zuweisung einer Bezeichung zu einem einzelnen Bauteil oder die Zuweisung einer Sammelbezeichung zu einem Bauteil, bestehend aus mehreren Komponenten. Durch die Untergliederung der Nummerierung in Baugruppen und deren Komponenten wird die Bezeichung zusammengehöriger Komponenten deutlich übersichtlicher.</text:p>
      <text:p text:style-name="P6"/>
      <text:p text:style-name="P7">Das Menü sieht wie folgt aus:</text:p>
      <text:p text:style-name="P8"><draw:frame draw:style-name="fr1" draw:name="Graphic58" text:anchor-type="as-char" svg:width="7.197cm" svg:height="5.502cm" draw:z-index="1"><draw:image xlink:href="Pictures/2000000800001C1E00001580C0C81595.svm" xlink:type="simple" xlink:show="embed" xlink:actuate="onLoad"/></draw:frame> </text:p>
      <text:p text:style-name="P9">Die Auswahl bietet verschiedene Möglichkeiten :</text:p>
      <text:list text:style-name="L2">
        <text:list-item>
          <text:p text:style-name="P10">Bezeichung aller Komponenten (Option <text:span text:style-name="T1">a</text:span><text:span text:style-name="T2">ll components</text:span> auswählen)</text:p>
        </text:list-item>
        <text:list-item>
          <text:p text:style-name="P10">Nur Bezeichung aller neuen Komponenten (wie bei einzelnen hinzugefügten Gattern von IC's ) (<text:span text:style-name="T1">n</text:span><text:span text:style-name="T2">ew components only</text:span> Option auswählen).</text:p>
        </text:list-item>
        <text:list-item>
          <text:p text:style-name="P10">Bezeichung der ganzen Hierarchie (Option <text:span text:style-name="T2">Project</text:span> auswählen).</text:p>
        </text:list-item>
        <text:list-item>
          <text:p text:style-name="P10">Bezeichung nur der aktuellen Schaltplanseite (Option <text:span text:style-name="T2">Current Sheet</text:span><text:span text:style-name="T3"> auswählen</text:span>).</text:p>
        </text:list-item>
      </text:list>
      <text:p text:style-name="P7"/>
      <text:p text:style-name="P11">Nur in seltenen Ausnahmen <text:s/>ist eine automatische Neubezeichnung des gesammten Projekts sinnvoll (alle Schaltplanseiten). Die Bezeichnung aller neuen Komponenten wählt man wenn man die vorhervergebene Bezeichungen nicht mehr verändern will.</text:p>
      <text:h text:style-name="P12" text:outline-level="2">Beispiel</text:h>
      <text:p text:style-name="P13"><draw:frame draw:style-name="fr1" draw:name="Graphic1" text:anchor-type="as-char" svg:width="15.983cm" svg:height="5.449cm" draw:z-index="2"><draw:image xlink:href="Pictures/2000000800003E6E0000154B2A71537E.svm" xlink:type="simple" xlink:show="embed" xlink:actuate="onLoad"/></draw:frame></text:p>
      <text:p text:style-name="P9">Die Beispiel zeigt 5 plazierte Elemente, die noch nicht bezeichnet sind.</text:p>
      <text:p text:style-name="P14"/>
      <text:p text:style-name="P15">Nach der Bezeichnung :</text:p>
      <text:p text:style-name="P16"><draw:frame draw:style-name="fr1" draw:name="Graphic2" text:anchor-type="as-char" svg:width="15.214cm" svg:height="5.316cm" draw:z-index="3"><draw:image xlink:href="Pictures/2000000800003B6F000014C7BD44ECEA.svm" xlink:type="simple" xlink:show="embed" xlink:actuate="onLoad"/></draw:frame></text:p>
      <text:p text:style-name="P17">Man kann sehen, daß jeweils 4 Gatter eines 74LS00 Gatter mit U1 bezeichnet worden sind und das fünfte Gatter 74LS00 mit U2.</text:p>
      <text:p text:style-name="P17"/>
      <text:p text:style-name="P18">Deutsche Übersetzung (uwe.knietzsch@tarnsat.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Unicode MS" svg:font-family="'Arial Unicode MS'"/>
    <style:font-face style:name="Arial" svg:font-family="Arial, sans-serif"/>
    <style:font-face style:name="Tahoma1" svg:font-family="Tahoma"/>
    <style:font-face style:name="Times New Roman1" svg:font-family="'Times New Roman', serif"/>
    <style:font-face style:name="Arial Unicode MS1"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style>
    <style:style style:name="Text_20_body" style:display-name="Text body" style:family="paragraph" style:parent-style-name="Standard" style:class="text">
      <style:paragraph-properties fo:margin-top="0cm" fo:margin-bottom="0.21cm" fo:orphans="2" fo:widows="0" fo:break-before="auto" fo:break-after="auto" fo:keep-with-next="auto"/>
      <style:text-properties fo:color="#000000" style:font-name="Arial" fo:font-size="12pt" fo:language="fr" fo:country="FR" style:font-name-asian="Times New Roman1" style:font-size-asian="12pt"/>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1" style:font-size-complex="14pt"/>
    </style:style>
    <style:style style:name="Heading_20_1" style:display-name="Heading 1" style:family="paragraph" style:parent-style-name="Heading" style:next-style-name="Text_20_body" style:class="text" style:default-outline-level="1">
      <style:paragraph-properties fo:margin-top="0cm" fo:margin-bottom="0cm" fo:line-height="200%" fo:text-align="justify" style:justify-single-word="false" fo:keep-together="always" fo:orphans="2" fo:widows="0" fo:break-before="auto" fo:break-after="auto" fo:keep-with-next="auto"/>
      <style:text-properties fo:color="#800000" style:font-name="Arial" fo:font-size="14pt" fo:language="fr" fo:country="FR" fo:font-weight="bold" style:font-name-asian="Times New Roman1" style:font-size-asian="12pt" style:font-weight-asian="bold" style:font-name-complex="Arial Unicode MS1" style:font-size-complex="12pt" style:font-weight-complex="bold"/>
    </style:style>
    <style:style style:name="Heading_20_2" style:display-name="Heading 2" style:family="paragraph" style:parent-style-name="Heading" style:next-style-name="Text_20_body" style:class="text" style:default-outline-level="2">
      <style:paragraph-properties fo:margin-left="1cm" fo:margin-right="0cm" fo:margin-top="0cm" fo:margin-bottom="0cm" fo:line-height="150%" fo:text-align="justify" style:justify-single-word="false" fo:keep-together="always" fo:orphans="0" fo:widows="0" fo:text-indent="0cm" style:auto-text-indent="false" fo:break-before="auto" fo:break-after="auto" fo:keep-with-next="auto"/>
      <style:text-properties fo:color="#008000" style:font-name="Arial" fo:font-size="14pt" fo:language="fr" fo:country="FR" fo:font-weight="bold" style:font-name-asian="Times New Roman1" style:font-size-asian="12pt" style:font-weight-asian="bold" style:font-name-complex="Arial Unicode MS" style:font-size-complex="12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6"/>
      <text:outline-level-style text:level="2" style:num-suffix=" - " style:num-format="1" text:start-value="6" text:display-levels="2"/>
      <text:outline-level-style text:level="3" style:num-suffix=" - " style:num-format="1" text:start-value="6" text:display-levels="3"/>
      <text:outline-level-style text:level="4" style:num-suffix=" - " style:num-format="1" text:start-value="6" text:display-levels="4"/>
      <text:outline-level-style text:level="5" style:num-suffix=" - " style:num-format="1" text:start-value="6" text:display-levels="5"/>
      <text:outline-level-style text:level="6" style:num-suffix=" - " style:num-format="1" text:start-value="6" text:display-levels="6"/>
      <text:outline-level-style text:level="7" style:num-suffix=" - " style:num-format="1" text:start-value="6" text:display-levels="7"/>
      <text:outline-level-style text:level="8" style:num-suffix=" - " style:num-format="1" text:start-value="6" text:display-levels="8"/>
      <text:outline-level-style text:level="9" style:num-suffix=" - " style:num-format="1" text:start-value="6" text:display-levels="9"/>
      <text:outline-level-style text:level="10" style:num-suffix=" - " style:num-format="1" text:start-value="6" text:display-levels="10"/>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Header">
      <style:text-properties style:font-name="Arial1" fo:font-weight="bold" style:font-weight-asian="bold" style:font-weight-complex="bold"/>
    </style:style>
    <style:page-layout style:name="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style:page-layout style:name="pm2">
      <style:page-layout-properties fo:page-width="21.001cm" fo:page-height="29.7cm" style:num-format="1" style:print-orientation="portrait" fo:margin-top="1.499cm" fo:margin-bottom="1.499cm" fo:margin-left="3cm" fo:margin-right="1.499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Eeschema</text:p>
      </style:header>
    </style:master-page>
    <style:master-page style:name="HTML" style:page-layout-name="pm2" style:next-style-name="Standard"/>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LTIRF</meta:initial-creator>
    <meta:creation-date>1997-01-02T18:19:00</meta:creation-date>
    <dc:creator>a b</dc:creator>
    <dc:date>2007-05-25T00:37:45</dc:date>
    <dc:language>de-DE</dc:language>
    <meta:editing-cycles>23</meta:editing-cycles>
    <meta:editing-duration>PT48M25S</meta:editing-duration>
    <meta:user-defined meta:name="Info 1"/>
    <meta:user-defined meta:name="Info 2"/>
    <meta:user-defined meta:name="Info 3"/>
    <meta:user-defined meta:name="Info 4"/>
    <meta:document-statistic meta:table-count="0" meta:image-count="4" meta:object-count="0" meta:page-count="2" meta:paragraph-count="23" meta:word-count="179" meta:character-count="1433"/>
  </office:meta>
</office:document-meta>
</file>